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Parts list for one MPU-9150 breakout</text:p>
          </table:table-cell>
          <table:covered-table-cell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Part #</text:p>
          </table:table-cell>
          <table:table-cell table:style-name="Default" office:value-type="string" calcext:value-type="string">
            <text:p>Cost (ea)</text:p>
          </table:table-cell>
          <table:table-cell table:style-name="Default" office:value-type="string" calcext:value-type="string">
            <text:p>Line Cos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PU-9150</text:p>
          </table:table-cell>
          <table:table-cell office:value-type="string" calcext:value-type="string">
            <text:p>QFN24</text:p>
          </table:table-cell>
          <table:table-cell office:value-type="string" calcext:value-type="string">
            <text:p>Invensens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28-1009-1-ND</text:p>
          </table:table-cell>
          <table:table-cell office:value-type="currency" office:currency="AUD" office:value="16.41" calcext:value-type="currency">
            <text:p>$16.41</text:p>
          </table:table-cell>
          <table:table-cell table:formula="of:=[.B3]*[.H3]" office:value-type="currency" office:currency="AUD" office:value="16.41" calcext:value-type="currency">
            <text:p>$16.4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5205 3.3V regulator 150m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6-1259-1-ND</text:p>
          </table:table-cell>
          <table:table-cell office:value-type="currency" office:currency="AUD" office:value="0.79" calcext:value-type="currency">
            <text:p>$0.79</text:p>
          </table:table-cell>
          <table:table-cell table:formula="of:=[.B4]*[.H4]" office:value-type="currency" office:currency="AUD" office:value="0.79" calcext:value-type="currency">
            <text:p>$0.79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 resistor</text:p>
          </table:table-cell>
          <table:table-cell table:style-name="ce2"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50 resistor</text:p>
          </table:table-cell>
          <table:table-cell table:style-name="ce2"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.7u capacitor</text:p>
          </table:table-cell>
          <table:table-cell table:style-name="ce2"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1u capacitor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float" office:value="1759265" calcext:value-type="float">
            <text:p>1759265</text:p>
          </table:table-cell>
          <table:table-cell office:value-type="currency" office:currency="AUD" office:value="0.216" calcext:value-type="currency">
            <text:p>$0.22</text:p>
          </table:table-cell>
          <table:table-cell office:value-type="currency" office:currency="AUD" office:value="0.22" calcext:value-type="currency">
            <text:p>$0.22</text:p>
          </table:table-cell>
          <table:table-cell office:value-type="string" calcext:value-type="string">
            <text:p>10 p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2n capacitor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float" office:value="1759290" calcext:value-type="float">
            <text:p>1759290</text:p>
          </table:table-cell>
          <table:table-cell table:number-columns-repeated="2" office:value-type="currency" office:currency="AUD" office:value="0.36" calcext:value-type="currency">
            <text:p>$0.36</text:p>
          </table:table-cell>
          <table:table-cell office:value-type="string" calcext:value-type="string">
            <text:p>10 p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n capacitor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float" office:value="1759295" calcext:value-type="float">
            <text:p>1759295</text:p>
          </table:table-cell>
          <table:table-cell table:number-columns-repeated="2" office:value-type="currency" office:currency="AUD" office:value="0.306" calcext:value-type="currency">
            <text:p>$0.31</text:p>
          </table:table-cell>
          <table:table-cell office:value-type="string" calcext:value-type="string">
            <text:p>10 p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0p capacitor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float" office:value="1759216" calcext:value-type="float">
            <text:p>1759216</text:p>
          </table:table-cell>
          <table:table-cell table:number-columns-repeated="2" office:value-type="currency" office:currency="AUD" office:value="0.162" calcext:value-type="currency">
            <text:p>$0.16</text:p>
          </table:table-cell>
          <table:table-cell office:value-type="string" calcext:value-type="string">
            <text:p>10 p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LED 0805</text:p>
          </table:table-cell>
          <table:table-cell table:style-name="ce2" office:value-type="string" calcext:value-type="string">
            <text:p>0805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element14</text:p>
          </table:table-cell>
          <table:table-cell office:value-type="float" office:value="2217980" calcext:value-type="float">
            <text:p>2217980</text:p>
          </table:table-cell>
          <table:table-cell office:value-type="currency" office:currency="AUD" office:value="0.333" calcext:value-type="currency">
            <text:p>$0.33</text:p>
          </table:table-cell>
          <table:table-cell table:formula="of:=[.H12]*[.B12]" office:value-type="currency" office:currency="AUD" office:value="0.333" calcext:value-type="currency">
            <text:p>$0.3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ST SH or SR pcb header 5 way</text:p>
          </table:table-cell>
          <table:table-cell table:style-name="ce2" office:value-type="string" calcext:value-type="string">
            <text:p>1mm side entry sm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element14</text:p>
          </table:table-cell>
          <table:table-cell office:value-type="float" office:value="1679121" calcext:value-type="float">
            <text:p>1679121</text:p>
          </table:table-cell>
          <table:table-cell office:value-type="currency" office:currency="AUD" office:value="9.18" calcext:value-type="currency">
            <text:p>$9.18</text:p>
          </table:table-cell>
          <table:table-cell table:formula="of:=[.H13]*[.B13]" office:value-type="currency" office:currency="AUD" office:value="9.18" calcext:value-type="currency">
            <text:p>$9.18</text:p>
          </table:table-cell>
          <table:table-cell office:value-type="string" calcext:value-type="string">
            <text:p>10 p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ST SH or SR plug 5 way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element14</text:p>
          </table:table-cell>
          <table:table-cell office:value-type="float" office:value="1679111" calcext:value-type="float">
            <text:p>1679111</text:p>
          </table:table-cell>
          <table:table-cell office:value-type="currency" office:currency="AUD" office:value="3.114" calcext:value-type="currency">
            <text:p>$3.11</text:p>
          </table:table-cell>
          <table:table-cell table:formula="of:=[.H14]*[.B14]" office:value-type="currency" office:currency="AUD" office:value="3.114" calcext:value-type="currency">
            <text:p>$3.11</text:p>
          </table:table-cell>
          <table:table-cell office:value-type="string" calcext:value-type="string">
            <text:p>10 p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ST SH crimps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element14</text:p>
          </table:table-cell>
          <table:table-cell office:value-type="float" office:value="1679142" calcext:value-type="float">
            <text:p>1679142</text:p>
          </table:table-cell>
          <table:table-cell office:value-type="currency" office:currency="AUD" office:value="1.152" calcext:value-type="currency">
            <text:p>$1.15</text:p>
          </table:table-cell>
          <table:table-cell table:formula="of:=[.H15]*[.B15]" office:value-type="currency" office:currency="AUD" office:value="1.152" calcext:value-type="currency">
            <text:p>$1.15</text:p>
          </table:table-cell>
          <table:table-cell office:value-type="string" calcext:value-type="string">
            <text:p>10 p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sorted wire 28-32 awg</text:p>
          </table:table-cell>
          <table:table-cell table:number-columns-repeated="2"/>
          <table:table-cell office:value-type="string" calcext:value-type="string">
            <text:p>altronics</text:p>
          </table:table-cell>
          <table:table-cell table:number-columns-repeated="2"/>
          <table:table-cell table:formula="of:=[.H16]*[.B16]"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 circuit board</text:p>
          </table:table-cell>
          <table:table-cell office:value-type="string" calcext:value-type="string">
            <text:p>oshpark.com</text:p>
          </table:table-cell>
          <table:table-cell table:number-columns-repeated="3"/>
          <table:table-cell office:value-type="currency" office:currency="AUD" office:value="3.62" calcext:value-type="currency">
            <text:p>$3.62</text:p>
          </table:table-cell>
          <table:table-cell table:formula="of:=[.H17]*[.B17]" office:value-type="currency" office:currency="AUD" office:value="3.62" calcext:value-type="currency">
            <text:p>$3.62</text:p>
          </table:table-cell>
          <table:table-cell/>
        </table:table-row>
        <table:table-row table:style-name="ro1">
          <table:table-cell table:number-columns-repeated="7"/>
          <table:table-cell table:style-name="Default" office:value-type="string" calcext:value-type="string">
            <text:p>Total</text:p>
          </table:table-cell>
          <table:table-cell table:formula="of:=SUM([.I3:.I14])" office:value-type="currency" office:currency="AUD" office:value="30.875" calcext:value-type="currency">
            <text:p>$30.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1:07:38.900857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ryd </meta:initial-creator>
    <meta:creation-date>2015-07-13T18:30:26.178725909</meta:creation-date>
    <meta:generator>LibreOffice/4.2.8.2$Linux_X86_64 LibreOffice_project/420m0$Build-2</meta:generator>
    <dc:date>2015-07-17T11:36:20.310025139</dc:date>
    <dc:creator>jarryd </dc:creator>
    <meta:editing-duration>PT50M33S</meta:editing-duration>
    <meta:editing-cycles>31</meta:editing-cycles>
    <meta:document-statistic meta:table-count="1" meta:cell-count="121" meta:object-count="0"/>
  </office:meta>
</office:document-meta>
</file>